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formula="of:=SUM(ExtData)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AVERAGE(ExtData)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MAX(ExtData)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MIN(ExtData)" office:value-type="float" office:value="1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'file:///home/kyoshida/libo/contrib/test-files/calc/external-ref/extdata.ods'#Data" table:print="false" table:style-name="ta_extref">
        <table:table-source xlink:type="simple" xlink:href="../extdata.ods" table:table-name="Data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</table:table>
      <table:named-expressions>
        <table:named-expression table:name="ExtData" table:base-cell-address="$Sheet1.$A$1" table:expression="['file:///home/kyoshida/libo/contrib/test-files/calc/external-ref/extdata.ods'#$Data.$B$2:.$B$4]"/>
        <table:named-range table:name="InData" table:base-cell-address="$Sheet1.$D$11" table:cell-range-address="$Sheet1.$D$9: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22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1-05-05T17:10:57</meta:creation-date>
    <meta:generator>LibreOffice/3.4$Unix LibreOffice_project/300m103$Build-2</meta:generator>
    <dc:date>2011-05-05T22:19:20</dc:date>
    <dc:creator>Kohei Yoshida</dc:creator>
    <meta:editing-duration>PT6M45S</meta:editing-duration>
    <meta:editing-cycles>19</meta:editing-cycles>
    <meta:document-statistic meta:table-count="3" meta:cell-count="7" meta:object-count="0"/>
  </office:meta>
</office:document-meta>
</file>